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March 9, 2022 (09:31:5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4:32:16Z</meta:creation-date>
    <dc:date>2022-03-09T14:32:16Z</dc:date>
    <meta:user-defined meta:name="date" meta:value-type="string">March   9, 2022 (09:31:5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